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ans-serif"/>
    <style:font-face style:name="Calibri Light" svg:font-family="'Calibri Light'" style:font-family-generic="roman"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style:font-charset="x-symbol"/>
    <style:font-face style:name="Sans Serif" svg:font-family="'Sans Serif'" style:font-family-generic="swiss"/>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7.999cm" fo:margin-top="0cm" fo:margin-bottom="0cm" table:align="center" style:writing-mode="lr-tb"/>
    </style:style>
    <style:style style:name="Tableau1.A" style:family="table-column">
      <style:table-column-properties style:column-width="7.999cm"/>
    </style:style>
    <style:style style:name="Tableau1.1" style:family="table-row">
      <style:table-row-properties fo:keep-together="auto"/>
    </style:style>
    <style:style style:name="Tableau1.A1" style:family="table-cell">
      <style:table-cell-properties fo:padding-left="0.203cm" fo:padding-right="0.203cm" fo:padding-top="0.381cm" fo:padding-bottom="0.381cm" fo:border-left="1.5pt solid #069a2e" fo:border-right="none" fo:border-top="none" fo:border-bottom="none"/>
    </style:style>
    <style:style style:name="Tableau1.A2" style:family="table-cell">
      <style:table-cell-properties fo:padding-left="0.254cm" fo:padding-right="0.203cm" fo:padding-top="0cm" fo:padding-bottom="0cm" fo:border-left="1.5pt solid #069a2e" fo:border-right="none" fo:border-top="none" fo:border-bottom="none"/>
    </style:style>
    <style:style style:name="P1" style:family="paragraph" style:parent-style-name="Header">
      <style:text-properties fo:font-size="13pt" fo:font-weight="bold" officeooo:rsid="00098a05" officeooo:paragraph-rsid="00098a05" style:font-size-asian="13pt" style:font-weight-asian="bold" style:font-size-complex="13pt" style:font-weight-complex="bold"/>
    </style:style>
    <style:style style:name="P2" style:family="paragraph" style:parent-style-name="Header">
      <style:text-properties fo:font-size="13pt" officeooo:rsid="00098a05" officeooo:paragraph-rsid="00098a05" style:font-size-asian="13pt" style:font-size-complex="13pt"/>
    </style:style>
    <style:style style:name="P3" style:family="paragraph" style:parent-style-name="No_20_Spacing">
      <style:paragraph-properties fo:orphans="0" fo:widows="0"/>
      <style:text-properties fo:color="#069a2e" loext:opacity="100%" fo:font-size="12pt" officeooo:paragraph-rsid="00098a05" style:font-size-asian="12pt" style:font-size-complex="12pt"/>
    </style:style>
    <style:style style:name="P4" style:family="paragraph" style:parent-style-name="No_20_Spacing">
      <style:paragraph-properties fo:orphans="0" fo:widows="0"/>
      <style:text-properties fo:color="#069a2e" loext:opacity="100%" fo:font-size="12pt" officeooo:rsid="0013a4e3" officeooo:paragraph-rsid="00098a05" style:letter-kerning="false" style:font-size-asian="12pt" style:language-asian="fr" style:country-asian="FR" style:font-size-complex="12pt"/>
    </style:style>
    <style:style style:name="P5" style:family="paragraph" style:parent-style-name="No_20_Spacing">
      <style:paragraph-properties fo:line-height="90%" fo:orphans="0" fo:widows="0"/>
      <style:text-properties fo:color="#069a2e" loext:opacity="100%" style:font-name="Calibri Light" fo:font-size="40pt" officeooo:paragraph-rsid="00098a05" style:font-size-asian="40pt" style:font-size-complex="40pt"/>
    </style:style>
    <style:style style:name="P6" style:family="paragraph" style:parent-style-name="Standard">
      <style:paragraph-properties fo:text-align="start" style:justify-single-word="false"/>
      <style:text-properties fo:color="#000000" loext:opacity="100%" style:font-name="Sans Serif" fo:font-size="14pt" fo:font-weight="normal" officeooo:rsid="00098a05" officeooo:paragraph-rsid="00098a05" style:font-size-asian="14pt" style:font-weight-asian="normal" style:font-size-complex="14pt" style:font-weight-complex="normal"/>
    </style:style>
    <style:style style:name="P7" style:family="paragraph" style:parent-style-name="Standard">
      <style:paragraph-properties fo:margin-top="0cm" fo:margin-bottom="0cm" style:contextual-spacing="false" fo:line-height="138%" fo:text-align="start" style:justify-single-word="false" style:writing-mode="lr-tb"/>
      <style:text-properties fo:color="#000000" loext:opacity="100%" style:font-name="Sans Serif" fo:font-size="14pt" fo:font-weight="normal" officeooo:rsid="00098a05" officeooo:paragraph-rsid="000f07e1"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color="#c9211e" loext:opacity="100%" fo:font-size="13pt" fo:font-weight="bold" officeooo:rsid="0013a4e3" officeooo:paragraph-rsid="00098a05" style:font-size-asian="13pt" style:font-weight-asian="bold" style:font-size-complex="13pt" style:font-weight-complex="bold"/>
    </style:style>
    <style:style style:name="P9" style:family="paragraph" style:parent-style-name="Standard">
      <style:text-properties fo:color="#c9211e" loext:opacity="100%" officeooo:rsid="0009bf39" officeooo:paragraph-rsid="0009bf39"/>
    </style:style>
    <style:style style:name="P10" style:family="paragraph" style:parent-style-name="Standard">
      <style:paragraph-properties fo:text-align="center" style:justify-single-word="false"/>
      <style:text-properties fo:color="#c9211e" loext:opacity="100%" fo:font-size="14pt" fo:font-weight="bold" officeooo:rsid="0013a4e3" officeooo:paragraph-rsid="00098a05"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069a2e" loext:opacity="100%" fo:font-size="18pt" fo:font-weight="bold" officeooo:rsid="0009bf39" officeooo:paragraph-rsid="0009bf39"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Sans Serif" officeooo:paragraph-rsid="00098a05"/>
    </style:style>
    <style:style style:name="P13" style:family="paragraph" style:parent-style-name="Text_20_body">
      <style:text-properties fo:color="#c9211e" loext:opacity="100%" officeooo:paragraph-rsid="00098a05"/>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0fcd02" officeooo:paragraph-rsid="000fcd02" style:text-blinking="false" fo:background-color="transparent" style:font-weight-asian="normal" style:font-weight-complex="normal"/>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8" style:family="paragraph" style:parent-style-name="Text_20_body">
      <style:paragraph-properties fo:margin-top="0cm" fo:margin-bottom="0cm" style:contextual-spacing="false" fo:line-height="138%" style:writing-mode="lr-tb"/>
    </style:style>
    <style:style style:name="P19" style:family="paragraph" style:parent-style-name="Text_20_body">
      <style:paragraph-properties fo:margin-top="0cm" fo:margin-bottom="0cm" style:contextual-spacing="false" fo:line-height="138%" style:writing-mode="lr-tb"/>
      <style:text-properties style:font-name="Sans Serif" officeooo:paragraph-rsid="000a1fc2"/>
    </style:style>
    <style:style style:name="P20" style:family="paragraph" style:parent-style-name="Text_20_body">
      <style:paragraph-properties fo:margin-top="0cm" fo:margin-bottom="0cm" style:contextual-spacing="false" fo:line-height="138%" style:writing-mode="lr-tb"/>
      <style:text-properties style:font-name="Sans Serif" officeooo:paragraph-rsid="000ae931"/>
    </style:style>
    <style:style style:name="P21" style:family="paragraph" style:parent-style-name="Text_20_body">
      <style:paragraph-properties fo:margin-top="0cm" fo:margin-bottom="0cm" style:contextual-spacing="false" fo:line-height="138%" style:writing-mode="lr-tb"/>
      <style:text-properties style:font-name="Sans Serif" officeooo:paragraph-rsid="000b6485"/>
    </style:style>
    <style:style style:name="P22" style:family="paragraph" style:parent-style-name="Text_20_body">
      <style:paragraph-properties fo:margin-top="0cm" fo:margin-bottom="0cm" style:contextual-spacing="false" fo:line-height="138%" style:writing-mode="lr-tb"/>
      <style:text-properties style:font-name="Sans Serif" officeooo:paragraph-rsid="000da42f"/>
    </style:style>
    <style:style style:name="P23" style:family="paragraph" style:parent-style-name="Text_20_body">
      <style:paragraph-properties fo:margin-top="0cm" fo:margin-bottom="0cm" style:contextual-spacing="false" fo:line-height="138%" style:writing-mode="lr-tb"/>
      <style:text-properties style:font-name="Sans Serif" officeooo:paragraph-rsid="000fcd02"/>
    </style:style>
    <style:style style:name="P24" style:family="paragraph" style:parent-style-name="Text_20_body">
      <style:text-properties style:font-name="Sans Serif"/>
    </style:style>
    <style:style style:name="P25" style:family="paragraph" style:parent-style-name="Text_20_body">
      <style:paragraph-properties fo:margin-top="0cm" fo:margin-bottom="0cm" style:contextual-spacing="false" fo:line-height="138%" style:writing-mode="lr-tb"/>
      <style:text-properties style:font-name="Sans Serif" officeooo:rsid="000da42f" officeooo:paragraph-rsid="000da42f"/>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0b6485" style:font-weight-asian="bold" style:font-weight-complex="bold"/>
    </style:style>
    <style:style style:name="T4"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1pt" fo:font-style="normal" style:text-underline-style="none" fo:font-weight="normal" officeooo:rsid="000b6485"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normal" style:text-underline-style="none" fo:font-weight="normal" officeooo:rsid="000bdbc8"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1pt" fo:font-style="normal" style:text-underline-style="none" fo:font-weight="normal" officeooo:rsid="000bdbc8" style:text-blinking="false"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000000" loext:opacity="100%" style:text-line-through-style="none" style:text-line-through-type="none" fo:font-size="11pt" fo:font-style="normal" style:text-underline-style="none" fo:font-weight="normal" officeooo:rsid="000da42f" style:text-blinking="false"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style:text-line-through-style="none" style:text-line-through-type="none" fo:font-size="11pt" fo:font-style="normal" style:text-underline-style="none" fo:font-weight="normal" officeooo:rsid="000fcd02" style:text-blinking="false"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style:text-line-through-style="none" style:text-line-through-type="none" fo:font-size="11pt" fo:font-style="normal" style:text-underline-style="none" fo:font-weight="normal" officeooo:rsid="000da42f"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fo:font-style="normal" style:text-underline-style="none" fo:font-weight="normal" officeooo:rsid="000ae931"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fo:font-style="normal" style:text-underline-style="none" fo:font-weight="normal" officeooo:rsid="000a1fc2"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fo:font-style="normal" style:text-underline-style="none" fo:font-weight="normal" officeooo:rsid="000f07e1"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1pt" fo:font-style="normal" style:text-underline-style="none" fo:font-weight="normal" officeooo:rsid="000fcd02"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fo:font-style="normal" style:text-underline-style="none" fo:font-weight="bold" officeooo:rsid="000bdbc8" style:text-blinking="false" fo:background-color="transparent" loext:char-shading-value="0" style:font-style-asian="normal" style:font-weight-asian="bold" style:font-style-complex="normal" style:font-weight-complex="bold"/>
    </style:style>
    <style:style style:name="T19" style:family="text">
      <style:text-properties fo:font-variant="normal" fo:text-transform="none" fo:color="#000000" loext:opacity="100%" style:text-line-through-style="none" style:text-line-through-type="none" fo:font-size="11pt" fo:font-style="normal" style:text-underline-style="none" fo:font-weight="bold" officeooo:rsid="000f07e1" style:text-blinking="false" fo:background-color="transparent" loext:char-shading-value="0" style:font-weight-asian="bold" style:font-weight-complex="bold"/>
    </style:style>
    <style:style style:name="T20" style:family="text">
      <style:text-properties fo:font-variant="normal" fo:text-transform="none" fo:color="#000000" loext:opacity="100%" style:text-line-through-style="none" style:text-line-through-type="none" fo:font-size="11pt" fo:font-style="italic" style:text-underline-style="none" fo:font-weight="normal" officeooo:rsid="000bdbc8" style:text-blinking="false"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loext:opacity="100%" style:text-line-through-style="none" style:text-line-through-type="none" fo:font-size="9pt" fo:font-style="normal" style:text-underline-style="none" fo:font-weight="normal" officeooo:rsid="000fcd02" style:text-blinking="false" fo:background-color="transparent" loext:char-shading-value="0" style:font-size-asian="9pt" style:font-size-complex="9pt"/>
    </style:style>
    <style:style style:name="T22" style:family="text">
      <style:text-properties fo:font-variant="normal" fo:text-transform="none" fo:color="#000000" loext:opacity="100%" style:text-line-through-style="none" style:text-line-through-type="none" fo:font-size="9pt" fo:font-style="normal" style:text-underline-style="none" fo:font-weight="normal" officeooo:rsid="000fcd02" style:text-blinking="false" fo:background-color="transparent" loext:char-shading-value="0" style:font-size-asian="9pt" style:font-style-asian="normal" style:font-weight-asian="normal" style:font-size-complex="9pt" style:font-style-complex="normal" style:font-weight-complex="normal"/>
    </style:style>
    <style:style style:name="T23" style:family="text">
      <style:text-properties fo:font-variant="normal" fo:text-transform="none" style:text-line-through-style="none" style:text-line-through-type="none" fo:font-style="normal" style:text-underline-style="none" officeooo:rsid="000f07e1" style:text-blinking="false" fo:background-color="transparent" loext:char-shading-value="0"/>
    </style:style>
    <style:style style:name="T24" style:family="text">
      <style:text-properties fo:font-variant="normal" fo:text-transform="none" style:text-line-through-style="none" style:text-line-through-type="none" fo:font-style="normal" style:text-underline-style="none" fo:font-weight="bold" officeooo:rsid="000f07e1" style:text-blinking="false" fo:background-color="transparent" loext:char-shading-value="0" style:font-weight-asian="bold" style:font-weight-complex="bold"/>
    </style:style>
    <style:style style:name="T25" style:family="text">
      <style:text-properties style:font-name="Arial1" fo:font-size="11pt" fo:font-style="normal" fo:font-weight="normal"/>
    </style:style>
    <style:style style:name="T26" style:family="text">
      <style:text-properties fo:font-style="italic" style:font-style-asian="italic" style:font-style-complex="italic"/>
    </style:style>
    <style:style style:name="T27" style:family="text">
      <style:text-properties officeooo:rsid="000f07e1"/>
    </style:style>
    <style:style style:name="T28" style:family="text">
      <style:text-properties fo:font-size="9pt" fo:font-style="italic" style:font-size-asian="9pt" style:font-style-asian="italic" style:font-size-complex="9pt"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leau1" table:style-name="Tableau1">
        <table:table-column table:style-name="Tableau1.A"/>
        <table:table-row table:style-name="Tableau1.1">
          <table:table-cell table:style-name="Tableau1.A1" office:value-type="string">
            <text:p text:style-name="P3">ISIMA</text:p>
          </table:table-cell>
        </table:table-row>
        <table:table-row table:style-name="Tableau1.1">
          <table:table-cell table:style-name="Tableau1.A2" office:value-type="string">
            <text:p text:style-name="P5">Intelligence Artificielle</text:p>
          </table:table-cell>
        </table:table-row>
        <table:table-row table:style-name="Tableau1.1">
          <table:table-cell table:style-name="Tableau1.A1" office:value-type="string">
            <text:p text:style-name="P4">Université Clermont Auvergne</text:p>
          </table:table-cell>
        </table:table-row>
      </table:table>
      <text:p text:style-name="P9"/>
      <text:p text:style-name="P11"/>
      <text:p text:style-name="P11">Étude des outils permettant l’analyse et la création d’un détecteur de textes générés par IA et utilisation des RCR et du ML pour répondre à une partie de la problématique.</text:p>
      <text:p text:style-name="P8"/>
      <text:p text:style-name="P10"/>
      <text:p text:style-name="P6">1. <text:span text:style-name="T2">TALN ou </text:span><text:span text:style-name="T3">comment c’est mis au point les outils nécessaire à l’analyse du langage naturel.</text:span></text:p>
      <text:p text:style-name="P12"/>
      <text:p text:style-name="P19"><text:span text:style-name="T6">Depuis les années 1950, les travaux de Turing </text:span><text:span text:style-name="T13">et</text:span><text:span text:style-name="T6"> </text:span><text:span text:style-name="T13">de</text:span><text:span text:style-name="T6"> Chomsky </text:span><text:span text:style-name="T14">ont permis d’offrir de nouvelles perspectives à l’étude d</text:span><text:span text:style-name="T13">u langage naturel (NLP).</text:span></text:p>
      <text:p text:style-name="P19"><text:span text:style-name="T6"/></text:p>
      <text:p text:style-name="P20"><text:span text:style-name="T6">Ses théories ont permis de proposer une approche nouvelle sur la syntaxe et l’étude de la langue. Succédant au paradigme majoritaire d’</text:span><text:span text:style-name="T17">analyse distributionnelle</text:span><text:span text:style-name="T5"> </text:span><text:span text:style-name="T6">qui consistait à étudier une langue à l’aide d’un échantillon (corpus), l’idée de Chomsky </text:span><text:span text:style-name="T13">était de partir du postulat que chaque langage est limité par les processus mentaux de</text:span><text:span text:style-name="T7">s</text:span><text:span text:style-name="T13"> être</text:span><text:span text:style-name="T7">s</text:span><text:span text:style-name="T13"> humain</text:span><text:span text:style-name="T7">s</text:span><text:span text:style-name="T13"> et que, de par </text:span><text:span text:style-name="T7">cette</text:span><text:span text:style-name="T13"> limitation, il était possible de proposer des manières de structurer tout </text:span><text:span text:style-name="T7">c</text:span><text:span text:style-name="T13">es langages </text:span><text:span text:style-name="T7">naturelles.</text:span><text:span text:style-name="T13">. Cette nouvelle optique, tantôt acclamée, tantôt décriée, a néanmoins permis d’offrir une nouvelle perspective à l’analyse de la langue naturel </text:span><text:span text:style-name="T7">et à permis la mise au point d’outils pour travailler sur celle-ci</text:span></text:p>
      <text:p text:style-name="P20"><text:span text:style-name="T7">De ce fait, bien que l’approche est différente de l’analyse distributionnelle</text:span><text:span text:style-name="T6">, </text:span><text:span text:style-name="T7">elle est </text:span><text:span text:style-name="T6">loin d’être en opposition avec la précédente </text:span><text:span text:style-name="T7">et, au contraire,</text:span><text:span text:style-name="T6"> vient compléter l’éventail d’outils permettant </text:span><text:span text:style-name="T7">l’analyse du langage.</text:span></text:p>
      <text:p text:style-name="P24"/>
      <text:p text:style-name="P21"><text:span text:style-name="T6">Pour mettre en lien ces deux concepts avec notre problématique initiale, il faut comprendre leur rapport avec l’intelligence artificielle. </text:span><text:span text:style-name="T7">La grammaire générative et transformationnelle de Chomsky </text:span><text:span text:style-name="T8">est à l’origine</text:span><text:span text:style-name="T7"> d’un outil d’étude de grammaticalité de la langue naturel</text:span><text:span text:style-name="T8">le très connu, on parle ici des </text:span><text:span text:style-name="T18">arbres d’analyse syntaxique. </text:span><text:span text:style-name="T9">Ceux-ci ont permis de permettre une représentation des </text:span><text:soft-page-break/><text:span text:style-name="T9">phrases dites «bien formés», en effet, par définition, </text:span><text:bookmark text:name="docs-internal-guid-c26e30fd-7fff-6999-c9c9-7cc5bb87cf6d"/><text:span text:style-name="T9">“</text:span><text:span text:style-name="T20">Une phrase est grammaticale si et seulement si il est possible d’en générer une analyse à l’aide d’une grammaire donnée</text:span><text:span text:style-name="T9">”, c’est donc un outil de décision qui permet de décider si une phrase est grammaticale ou non. De ces arbres sont nés les </text:span><text:span text:style-name="T18">parsers</text:span><text:span text:style-name="T9"> qui permettent d’analyser la syntaxe de phrase à l’aide d’arbres. On peut citer, par exemple, <text:s/>le framework </text:span><text:span text:style-name="T18">Stanford Parser</text:span><text:span text:style-name="T9"> </text:span><text:span text:style-name="T10">réalisé en java, il permet de générer des arbres syntaxiques et donc d’offrir des méthodes de visualisation du langage et des associations qui peuvent être fait entre les entités de la phrase. </text:span><text:span text:style-name="T22">(slide 1)</text:span></text:p>
      <text:p text:style-name="P21"><text:span text:style-name="T6"/></text:p>
      <text:p text:style-name="P23"><text:span text:style-name="T12">Ensuite, penchons-nous un peu plus sur l’analyse distributionnelle. Celle-ci, comme expliquée brièvement ci-dessus, permet de définir des liens de sens entre les mots en se basant sur un échantillon de texte plus ou moins grand. L’idée nécessaire derrière cette échantillon est qu’il doit être représentatif de l’usage de la langue. Cette méthode a été étudiée et perfectionnée pour mettre au point des outils de mise en relations de certains mots lié par leurs sens et leur proximité d’utilisation. On parle ici </text:span><text:span text:style-name="T6">de </text:span><text:span text:style-name="T17">plongement lexical</text:span><text:span text:style-name="T5"> </text:span><text:span text:style-name="T6">(word embedding en anglais) afin de traiter une liste de mots selon un corpus donné. L’idée première est de créer une représentation des mots à l’aide de vecteurs avec la propriété suivante: “Moins un vecteur de mot est distant d’un autre, plus les contextes d’utilisations de ces deux mots sont proches. On peut citer les groupes de modèles Word2vec ou GloVe1. Sans trop entrer dans les détails, le premier utilise un réseau de neurones à deux couches alors que le deuxième se base sur une technique de factorisation de matrice. </text:span></text:p>
      <text:p text:style-name="P23"><text:span text:style-name="T21">(Slide 2)</text:span></text:p>
      <text:p text:style-name="P22"><text:span text:style-name="T12"/></text:p>
      <text:p text:style-name="P25"><text:span text:style-name="T6">En somme, on voit que l’étude linguistique a permis, des décennies après, la mise au point d’applications logicielles qui ont permis d’améliorer l’analyse et le traitement du langage naturel. Pour compléter notre brève étude, travaillons sur deux concepts très importants </text:span><text:span text:style-name="T15">de l’intelligence artificielle: «</text:span><text:span text:style-name="T19">La représentation de connaissances</text:span><text:span text:style-name="T15">» et le «</text:span><text:span text:style-name="T19">Machine Learning</text:span><text:span text:style-name="T15">».</text:span></text:p>
      <text:p text:style-name="P25"><text:span text:style-name="T15"/></text:p>
      <text:p text:style-name="P7"><text:span text:style-name="T23">2. </text:span><text:span text:style-name="T24">La représentation de connaissances comme outil d’organisation, de structuration et de simplifcation de l’information.</text:span></text:p>
      <text:p text:style-name="P7"><text:bookmark text:name="docs-internal-guid-81f1408b-7fff-3ed5-a6f0-69b7c9b4c94d"/><text:span text:style-name="T24"/></text:p>
      <text:p text:style-name="P14">Pour prendre des décisions sur des problèmes complexes, l’informatique c’est beaucoup appuyé sur le concept de «représentation de connaissances». Celle-ci permet d’offrir une sémantique plus clair et de permettre de voir clairement comment fonctionne le raisonnement et la prise de décision d’un système. Pour analyser un texte, on va partir sur la liste de 8 bases de faits <text:span text:style-name="T27">censés nous donner des réponses basées sur les caractéristiques de nos textes</text:span>.</text:p>
      <text:p text:style-name="P14">A noter qu’il est très difficile de déterminer efficacement si une IA ou un humain a généré un texte par représentation de connaissance. L’idée ici est de simplifier un maximum notre problématique et partir de «postulats» qui nous permettront de déterminer des informations clés pour résoudre notre question initiale.</text:p>
      <text:p text:style-name="P14"><text:soft-page-break/></text:p>
      <text:p text:style-name="P16"/>
      <text:p text:style-name="P16">1. L’extrait a été rédigé par une IA.</text:p>
      <text:p text:style-name="P17">→ <text:span text:style-name="T25">extrait(IA)</text:span></text:p>
      <text:p text:style-name="P16">2. L’extrait a été rédigé par un humain.</text:p>
      <text:p text:style-name="P17">→ <text:span text:style-name="T25">extrait(humain)</text:span></text:p>
      <text:p text:style-name="P16">3. Si un extrait comporte des mots mal-écrits alors il est rédigé par un humain.</text:p>
      <text:p text:style-name="P17">→ <text:span text:style-name="T25">contient(extrait, superieur(faute, 0)) → extrait(humain)</text:span></text:p>
      <text:p text:style-name="P16">4. Si un extrait comporte peu de répétitions alors il n’a pas été rédigé par un humain.</text:p>
      <text:p text:style-name="P17">→ <text:span text:style-name="T25">contient(extrait, inferieur(repetition, 2)) → ¬ extrait(humain)</text:span></text:p>
      <text:p text:style-name="P16">5. Si un extrait comporte peu de répétitions, pas d’erreurs et qu’une des phrases est agrammaticale alors il n’a pas été rédigé par une IA.</text:p>
      <text:p text:style-name="P17">→ <text:span text:style-name="T25">contient(extrait, inferieur(repetition, 2)) ^ contient(extrait, egal(faute, 0)) ^ contient(extrait, superieur(agrammaticalité, 0)) → ¬ extrait(IA)</text:span></text:p>
      <text:p text:style-name="P16">6. Si un être humain écrit un extrait alors les phrases feront moins de 20 mots.</text:p>
      <text:p text:style-name="P17">→ <text:span text:style-name="T25">extrait(humain) → contient(phrase, inferieur(taille, 21))</text:span></text:p>
      <text:p text:style-name="P16">7. Si une phrase est non-signifiante et ne contient pas de mots mal-écrits alors il est rédigé par un humain.</text:p>
      <text:p text:style-name="P18"><text:span text:style-name="T5">→ </text:span><text:span text:style-name="T4">contient(phrase, superieur(non-signifiante, 0)) ^ contient(extrait, inferieur(faute, 0)) </text:span><text:span text:style-name="T5">→</text:span><text:span text:style-name="T4">extrait(humain)</text:span></text:p>
      <text:p text:style-name="P16">8. Si un extrait contient au moins une phrase non-signifiante, agrammaticale et composée de successions d’un même caractère ou de même syllabes alors l’extrait est rédigé par un humain.</text:p>
      <text:p text:style-name="P18"><text:span text:style-name="T5">→ </text:span><text:span text:style-name="T4">contient(phrase, superieur(non-signifiante, 0)) ^ contient(extrait, superieur(agrammaticalité, 0)) ^ (contient(mot, superieur(lettreSuccessive, 3)) ∨ (contient(mot, superieur(syllabeSucessive, 4)) </text:span><text:span text:style-name="T5">→</text:span><text:span text:style-name="T4">extrait(humain)</text:span></text:p>
      <text:p text:style-name="Text_20_body"/>
      <text:p text:style-name="P15">Pour représenter cette base de règles, on utilise un graphe de connaissance. <text:span text:style-name="T28">(Slide 3)</text:span></text:p>
      <text:p text:style-name="P7"><text:span text:style-name="T2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ans-serif"/>
    <style:font-face style:name="Calibri Light" svg:font-family="'Calibri Light'" style:font-family-generic="roman"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style:font-charset="x-symbol"/>
    <style:font-face style:name="Sans Serif" svg:font-family="'Sans Serif'" style:font-family-generic="swis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letter-kerning="false" style:font-name-asian="NSimSun" style:font-family-asian="NSimSun" style:font-family-generic-asian="system" style:font-pitch-asian="variable" style:language-asian="fr" style:country-asian="FR"/>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3pt" fo:font-weight="bold" officeooo:rsid="00098a05" officeooo:paragraph-rsid="00098a05" style:font-size-asian="13pt" style:font-weight-asian="bold" style:font-size-complex="13pt" style:font-weight-complex="bold"/>
    </style:style>
    <style:style style:name="MP2" style:family="paragraph" style:parent-style-name="Header">
      <style:text-properties fo:font-size="13pt" officeooo:rsid="00098a05" officeooo:paragraph-rsid="00098a05" style:font-size-asian="13pt" style:font-size-complex="13pt"/>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Janvier<text:tab/><text:tab/><text:span text:style-name="MT1">Lorenzo </text:span>BARBEY</text:p>
        <text:p text:style-name="MP2">2023<text:tab/><text:tab/>Axel <text:span text:style-name="MT2">FEVEZ</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12T17:03:58.407000000</dc:date>
    <meta:editing-duration>PT10M54S</meta:editing-duration>
    <meta:editing-cycles>2</meta:editing-cycles>
    <meta:generator>LibreOffice/7.2.1.2$Windows_X86_64 LibreOffice_project/87b77fad49947c1441b67c559c339af8f3517e22</meta:generator>
    <meta:document-statistic meta:table-count="1" meta:image-count="0" meta:object-count="0" meta:page-count="3" meta:paragraph-count="34" meta:word-count="954" meta:character-count="6276" meta:non-whitespace-character-count="5352"/>
  </office:meta>
</office:document-meta>
</file>